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681818181818182">
            <text:p>68%</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0.0909090909090909">
            <text:p>9%</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227272727272727">
            <text:p>23%</text:p>
          </table:table-cell>
          <table:table-cell table:style-name="ce7" table:formula="of:=[.B3]" office:value-type="percentage" office:value="0.681818181818182">
            <text:p>68%</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2962962962963">
            <text:p>93%</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333333333333333">
            <text:p>33%</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698412698412698">
            <text:p>70%</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388888888888889">
            <text:p>3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58333333333333">
            <text:p>36%</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3">
            <text:p>3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2">08/12/2018</text:date>, <text:time>22:5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12T22:57:41.64</dc:date>
    <dc:creator>Keith D Commiskey</dc:creator>
    <meta:editing-duration>P9DT3H8M58S</meta:editing-duration>
    <meta:editing-cycles>210</meta:editing-cycles>
    <meta:generator>OpenOffice/4.1.5$Win32 OpenOffice.org_project/415m1$Build-9789</meta:generator>
    <meta:document-statistic meta:table-count="12" meta:cell-count="4348" meta:object-count="0"/>
  </office:meta>
</office:document-meta>
</file>